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8.48mm"/>
    </style:style>
    <style:style style:name="co4" style:family="table-column">
      <style:table-column-properties fo:break-before="auto" style:column-width="8.04mm"/>
    </style:style>
    <style:style style:name="co5" style:family="table-column">
      <style:table-column-properties fo:break-before="auto" style:column-width="8.91mm"/>
    </style:style>
    <style:style style:name="co6" style:family="table-column">
      <style:table-column-properties fo:break-before="auto" style:column-width="8.7mm"/>
    </style:style>
    <style:style style:name="co7" style:family="table-column">
      <style:table-column-properties fo:break-before="auto" style:column-width="11.39mm"/>
    </style:style>
    <style:style style:name="co8" style:family="table-column">
      <style:table-column-properties fo:break-before="auto" style:column-width="10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eeeeee"/>
      <style:text-properties fo:color="#ef413d"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background-color="#eeeeee" fo:border="none"/>
    </style:style>
    <style:style style:name="ce7" style:family="table-cell" style:parent-style-name="Default">
      <style:table-cell-properties fo:background-color="#eeeeee" fo:border="none"/>
      <style:text-properties fo:color="#00a65d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fo:color="#ef413d" fo:font-weight="bold" style:font-weight-asian="bold" style:font-weight-complex="bold"/>
    </style:style>
    <style:style style:name="ce9" style:family="table-cell" style:parent-style-name="Default">
      <style:table-cell-properties fo:background-color="transparent"/>
      <style:text-properties fo:color="#00a65d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transparent" fo:border="none"/>
      <style:text-properties fo:color="#00a65d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eeeeee" style:diagonal-bl-tr="none" style:diagonal-tl-br="none" fo:border="none"/>
      <style:text-properties fo:color="#00a65d" fo:font-weight="bold" style:font-weight-asian="bold" style:font-weight-complex="bold"/>
    </style:style>
    <style:style style:name="ce14" style:family="table-cell" style:parent-style-name="Default">
      <style:table-cell-properties fo:background-color="#eeeeee" style:diagonal-bl-tr="none" style:diagonal-tl-br="none" fo:border="none"/>
    </style:style>
    <style:style style:name="ce15" style:family="table-cell" style:parent-style-name="Default">
      <style:table-cell-properties fo:background-color="#eeeeee" style:diagonal-bl-tr="none" style:diagonal-tl-br="none" fo:border="none"/>
      <style:text-properties fo:color="#ef413d" fo:font-weight="bold" style:font-weight-asian="bold" style:font-weight-complex="bold"/>
    </style:style>
    <style:style style:name="ce16" style:family="table-cell" style:parent-style-name="Default">
      <style:table-cell-properties fo:background-color="#eeeeee" fo:border="none"/>
      <style:text-properties fo:color="#ef413d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8" style:family="table-cell" style:parent-style-name="Default">
      <style:table-cell-properties fo:background-color="#cccccc"/>
    </style:style>
    <style:style style:name="ce19" style:family="table-cell" style:parent-style-name="Default">
      <style:table-cell-properties fo:background-color="transparent" fo:border="none"/>
    </style:style>
    <style:style style:name="ce20" style:family="table-cell" style:parent-style-name="Default">
      <style:text-properties fo:color="#ef413d" fo:font-weight="bold" style:font-weight-asian="bold" style:font-weight-complex="bold"/>
    </style:style>
    <style:style style:name="ce21" style:family="table-cell" style:parent-style-name="Default">
      <style:text-properties fo:color="#00a65d" fo:font-weight="bold" style:font-weight-asian="bold" style:font-weight-complex="bold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1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7"/>
        <table:table-column table:style-name="co5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KLAUZUL</text:p>
          </table:table-cell>
          <table:table-cell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chromosom</text:p>
          </table:table-cell>
          <table:table-cell table:style-name="ce2" office:value-type="string" calcext:value-type="string">
            <text:p>lp. 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o dł. 20 </text:p>
          </table:table-cell>
          <table:table-cell table:style-name="ce2" office:value-type="string" calcext:value-type="string">
            <text:p>ge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3"/>
          <table:table-cell table:style-name="ce4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4" office:value-type="float" office:value="-4" calcext:value-type="float">
            <text:p>-4</text:p>
          </table:table-cell>
          <table:table-cell table:style-name="ce3" office:value-type="float" office:value="-5" calcext:value-type="float">
            <text:p>-5</text:p>
          </table:table-cell>
          <table:table-cell table:style-name="ce4" office:value-type="float" office:value="-6" calcext:value-type="float">
            <text:p>-6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-8" calcext:value-type="float">
            <text:p>-8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-10" calcext:value-type="float">
            <text:p>-10</text:p>
          </table:table-cell>
          <table:table-cell table:style-name="ce3" office:value-type="float" office:value="-11" calcext:value-type="float">
            <text:p>-11</text:p>
          </table:table-cell>
          <table:table-cell table:style-name="ce4" office:value-type="float" office:value="-12" calcext:value-type="float">
            <text:p>-12</text:p>
          </table:table-cell>
          <table:table-cell table:style-name="ce3" office:value-type="float" office:value="-13" calcext:value-type="float">
            <text:p>-13</text:p>
          </table:table-cell>
          <table:table-cell table:style-name="ce3" office:value-type="float" office:value="-14" calcext:value-type="float">
            <text:p>-14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7" calcext:value-type="float">
            <text:p>-17</text:p>
          </table:table-cell>
          <table:table-cell table:style-name="ce3" office:value-type="float" office:value="-18" calcext:value-type="float">
            <text:p>-18</text:p>
          </table:table-cell>
          <table:table-cell table:style-name="ce4" office:value-type="float" office:value="-19" calcext:value-type="float">
            <text:p>-19</text:p>
          </table:table-cell>
          <table:table-cell table:style-name="ce3" office:value-type="float" office:value="-20" calcext:value-type="float">
            <text:p>-20</text:p>
          </table:table-cell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-8" calcext:value-type="float">
            <text:p>-8</text:p>
          </table:table-cell>
          <table:table-cell table:style-name="ce13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13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-13" calcext:value-type="float">
            <text:p>-1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-14" calcext:value-type="float">
            <text:p>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5" office:value-type="float" office:value="-10" calcext:value-type="float">
            <text:p>-10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float" office:value="-5" calcext:value-type="float">
            <text:p>-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-18" calcext:value-type="float">
            <text:p>-1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4" calcext:value-type="float">
            <text:p>-4</text:p>
          </table:table-cell>
          <table:table-cell table:style-name="Default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" office:value-type="float" office:value="-10" calcext:value-type="float">
            <text:p>-1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float" office:value="-7" calcext:value-type="float">
            <text:p>-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7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6" office:value-type="float" office:value="-15" calcext:value-type="float">
            <text:p>-15</text:p>
          </table:table-cell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10" office:value-type="float" office:value="-11" calcext:value-type="float">
            <text:p>-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0" office:value-type="float" office:value="-7" calcext:value-type="float">
            <text:p>-7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8" office:value-type="float" office:value="-10" calcext:value-type="float">
            <text:p>-1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-19" calcext:value-type="float">
            <text:p>-1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8" office:value-type="float" office:value="-1" calcext:value-type="float">
            <text:p>-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-14" calcext:value-type="float">
            <text:p>-14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0" office:value-type="float" office:value="-7" calcext:value-type="float">
            <text:p>-7</text:p>
          </table:table-cell>
          <table:table-cell table:style-name="ce7" office:value-type="float" office:value="8" calcext:value-type="float">
            <text:p>8</text:p>
          </table:table-cell>
        </table:table-row>
      </table:table>
      <table:table table:name="2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1" table:default-cell-style-name="ce10"/>
        <table:table-column table:style-name="co5" table:number-columns-repeated="20" table:default-cell-style-name="Default"/>
        <table:table-row table:style-name="ro1">
          <table:table-cell table:number-columns-repeated="44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KLAUZUL</text:p>
          </table:table-cell>
          <table:table-cell table:number-columns-repeated="41"/>
        </table:table-row>
        <table:table-row table:style-name="ro1">
          <table:table-cell table:number-columns-repeated="44"/>
        </table:table-row>
        <table:table-row table:style-name="ro1">
          <table:table-cell/>
          <table:table-cell office:value-type="string" calcext:value-type="string">
            <text:p>chromosom</text:p>
          </table:table-cell>
          <table:table-cell table:style-name="ce2" office:value-type="string" calcext:value-type="string">
            <text:p>lp. 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o dł. 40 </text:p>
          </table:table-cell>
          <table:table-cell table:style-name="ce2" office:value-type="string" calcext:value-type="string">
            <text:p>ge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style-name="ce10" table:number-columns-repeated="2"/>
          <table:table-cell table:style-name="ce17"/>
          <table:table-cell table:number-columns-repeated="41"/>
        </table:table-row>
        <table:table-row table:style-name="ro1">
          <table:table-cell table:style-name="ce10" table:number-columns-repeated="2"/>
          <table:table-cell table:style-name="ce17"/>
          <table:table-cell table:style-name="ce4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4" office:value-type="float" office:value="-4" calcext:value-type="float">
            <text:p>-4</text:p>
          </table:table-cell>
          <table:table-cell table:style-name="ce3" office:value-type="float" office:value="-5" calcext:value-type="float">
            <text:p>-5</text:p>
          </table:table-cell>
          <table:table-cell table:style-name="ce4" office:value-type="float" office:value="-6" calcext:value-type="float">
            <text:p>-6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-8" calcext:value-type="float">
            <text:p>-8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-10" calcext:value-type="float">
            <text:p>-10</text:p>
          </table:table-cell>
          <table:table-cell table:style-name="ce3" office:value-type="float" office:value="-11" calcext:value-type="float">
            <text:p>-11</text:p>
          </table:table-cell>
          <table:table-cell table:style-name="ce4" office:value-type="float" office:value="-12" calcext:value-type="float">
            <text:p>-12</text:p>
          </table:table-cell>
          <table:table-cell table:style-name="ce3" office:value-type="float" office:value="-13" calcext:value-type="float">
            <text:p>-13</text:p>
          </table:table-cell>
          <table:table-cell table:style-name="ce3" office:value-type="float" office:value="-14" calcext:value-type="float">
            <text:p>-14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7" calcext:value-type="float">
            <text:p>-17</text:p>
          </table:table-cell>
          <table:table-cell table:style-name="ce3" office:value-type="float" office:value="-18" calcext:value-type="float">
            <text:p>-18</text:p>
          </table:table-cell>
          <table:table-cell table:style-name="ce4" office:value-type="float" office:value="-19" calcext:value-type="float">
            <text:p>-19</text:p>
          </table:table-cell>
          <table:table-cell table:style-name="ce3" office:value-type="float" office:value="-20" calcext:value-type="float">
            <text:p>-20</text:p>
          </table:table-cell>
          <table:table-cell table:number-columns-repeated="21"/>
        </table:table-row>
        <table:table-row table:style-name="ro1">
          <table:table-cell table:style-name="ce10" table:number-columns-repeated="2"/>
          <table:table-cell table:style-name="ce17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style-name="ce10" table:number-columns-repeated="3"/>
          <table:table-cell table:style-name="ce18" table:number-columns-repeated="20"/>
          <table:table-cell table:number-columns-repeated="21"/>
        </table:table-row>
        <table:table-row table:style-name="ro1">
          <table:table-cell table:number-columns-repeated="3"/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3"/>
          <table:table-cell table:style-name="ce4" office:value-type="float" office:value="-21" calcext:value-type="float">
            <text:p>-21</text:p>
          </table:table-cell>
          <table:table-cell table:style-name="ce3" office:value-type="float" office:value="-22" calcext:value-type="float">
            <text:p>-22</text:p>
          </table:table-cell>
          <table:table-cell table:style-name="ce4" office:value-type="float" office:value="-23" calcext:value-type="float">
            <text:p>-23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float" office:value="-25" calcext:value-type="float">
            <text:p>-25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27" calcext:value-type="float">
            <text:p>-27</text:p>
          </table:table-cell>
          <table:table-cell table:style-name="ce3" office:value-type="float" office:value="-28" calcext:value-type="float">
            <text:p>-28</text:p>
          </table:table-cell>
          <table:table-cell table:style-name="ce3" office:value-type="float" office:value="-29" calcext:value-type="float">
            <text:p>-29</text:p>
          </table:table-cell>
          <table:table-cell table:style-name="ce3" office:value-type="float" office:value="-30" calcext:value-type="float">
            <text:p>-30</text:p>
          </table:table-cell>
          <table:table-cell table:style-name="ce4" office:value-type="float" office:value="-31" calcext:value-type="float">
            <text:p>-31</text:p>
          </table:table-cell>
          <table:table-cell table:style-name="ce3" office:value-type="float" office:value="-32" calcext:value-type="float">
            <text:p>-32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0" calcext:value-type="float">
            <text:p>-40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-8" calcext:value-type="float">
            <text:p>-8</text:p>
          </table:table-cell>
          <table:table-cell table:style-name="ce13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13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-13" calcext:value-type="float">
            <text:p>-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-3" calcext:value-type="float">
            <text:p>-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-14" calcext:value-type="float">
            <text:p>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5" office:value-type="float" office:value="-10" calcext:value-type="float">
            <text:p>-10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float" office:value="-5" calcext:value-type="float">
            <text:p>-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-18" calcext:value-type="float">
            <text:p>-1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3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float" office:value="-7" calcext:value-type="float">
            <text:p>-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4" office:value-type="float" office:value="-21" calcext:value-type="float">
            <text:p>-21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4" office:value-type="float" office:value="-23" calcext:value-type="float">
            <text:p>-23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-28" calcext:value-type="float">
            <text:p>-28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35" calcext:value-type="float">
            <text:p>-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style-name="ce4" office:value-type="float" office:value="-38" calcext:value-type="float">
            <text:p>-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38" calcext:value-type="float">
            <text:p>-38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26" calcext:value-type="float">
            <text:p>-26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float" office:value="37" calcext:value-type="float">
            <text:p>37</text:p>
          </table:table-cell>
          <table:table-cell office:value-type="float" office:value="-8" calcext:value-type="float">
            <text:p>-8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style-name="ce8"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4" office:value-type="float" office:value="-38" calcext:value-type="float">
            <text:p>-38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4" office:value-type="float" office:value="-31" calcext:value-type="float">
            <text:p>-3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0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-3" calcext:value-type="float">
            <text:p>-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6" office:value-type="float" office:value="-15" calcext:value-type="float">
            <text:p>-15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-39" calcext:value-type="float">
            <text:p>-3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5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 table:style-name="ce10" office:value-type="float" office:value="-11" calcext:value-type="float">
            <text:p>-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0" office:value-type="float" office:value="-7" calcext:value-type="float">
            <text:p>-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15" calcext:value-type="float">
            <text:p>-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8" office:value-type="float" office:value="-10" calcext:value-type="float">
            <text:p>-1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-19" calcext:value-type="float">
            <text:p>-1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8" office:value-type="float" office:value="-1" calcext:value-type="float">
            <text:p>-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-14" calcext:value-type="float">
            <text:p>-14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4" office:value-type="float" office:value="-40" calcext:value-type="float">
            <text:p>-4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style-name="ce19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4" office:value-type="float" office:value="-39" calcext:value-type="float">
            <text:p>-39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-36" calcext:value-type="float">
            <text:p>-3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3" office:value-type="float" office:value="-34" calcext:value-type="float">
            <text:p>-3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4" office:value-type="float" office:value="-40" calcext:value-type="float">
            <text:p>-40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4"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19" office:value-type="float" office:value="16" calcext:value-type="float">
            <text:p>16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-38" calcext:value-type="float">
            <text:p>-3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-37" calcext:value-type="float">
            <text:p>-37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3" office:value-type="float" office:value="-34" calcext:value-type="float">
            <text:p>-34</text:p>
          </table:table-cell>
          <table:table-cell table:style-name="ce19" office:value-type="float" office:value="12" calcext:value-type="float">
            <text:p>1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style-name="ce4" office:value-type="float" office:value="-36" calcext:value-type="float">
            <text:p>-3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-40" calcext:value-type="float">
            <text:p>-4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 office:value-type="float" office:value="-38" calcext:value-type="float">
            <text:p>-3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style-name="ce5" office:value-type="float" office:value="32" calcext:value-type="float">
            <text:p>32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20" office:value-type="float" office:value="-33" calcext:value-type="float">
            <text:p>-33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3" office:value-type="float" office:value="-35" calcext:value-type="float">
            <text:p>-3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3" office:value-type="float" office:value="-37" calcext:value-type="float">
            <text:p>-37</text:p>
          </table:table-cell>
          <table:table-cell table:style-name="ce8" office:value-type="float" office:value="-10" calcext:value-type="float">
            <text:p>-1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10" office:value-type="float" office:value="-7" calcext:value-type="float">
            <text:p>-7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 table:number-rows-repeated="104851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3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7" table:default-cell-style-name="ce10"/>
        <table:table-column table:style-name="co5" table:number-columns-repeated="20" table:default-cell-style-name="Default"/>
        <table:table-column table:style-name="co8" table:default-cell-style-name="Default"/>
        <table:table-row table:style-name="ro1">
          <table:table-cell table:number-columns-repeated="45"/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KLAUZUL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1">
          <table:table-cell/>
          <table:table-cell office:value-type="string" calcext:value-type="string">
            <text:p>chromosom</text:p>
          </table:table-cell>
          <table:table-cell table:style-name="ce2" office:value-type="string" calcext:value-type="string">
            <text:p>lp. 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 dł. 60 </text:p>
          </table:table-cell>
          <table:table-cell table:style-name="ce2" office:value-type="string" calcext:value-type="string">
            <text:p>ge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table:number-columns-repeated="2"/>
          <table:table-cell table:style-name="ce17"/>
          <table:table-cell table:number-columns-repeated="42"/>
        </table:table-row>
        <table:table-row table:style-name="ro1">
          <table:table-cell table:style-name="ce10" table:number-columns-repeated="2"/>
          <table:table-cell table:style-name="ce17"/>
          <table:table-cell table:style-name="ce4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4" office:value-type="float" office:value="-4" calcext:value-type="float">
            <text:p>-4</text:p>
          </table:table-cell>
          <table:table-cell table:style-name="ce3" office:value-type="float" office:value="-5" calcext:value-type="float">
            <text:p>-5</text:p>
          </table:table-cell>
          <table:table-cell table:style-name="ce4" office:value-type="float" office:value="-6" calcext:value-type="float">
            <text:p>-6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-8" calcext:value-type="float">
            <text:p>-8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-10" calcext:value-type="float">
            <text:p>-10</text:p>
          </table:table-cell>
          <table:table-cell table:style-name="ce3" office:value-type="float" office:value="-11" calcext:value-type="float">
            <text:p>-11</text:p>
          </table:table-cell>
          <table:table-cell table:style-name="ce4" office:value-type="float" office:value="-12" calcext:value-type="float">
            <text:p>-12</text:p>
          </table:table-cell>
          <table:table-cell table:style-name="ce3" office:value-type="float" office:value="-13" calcext:value-type="float">
            <text:p>-13</text:p>
          </table:table-cell>
          <table:table-cell table:style-name="ce3" office:value-type="float" office:value="-14" calcext:value-type="float">
            <text:p>-14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7" calcext:value-type="float">
            <text:p>-17</text:p>
          </table:table-cell>
          <table:table-cell table:style-name="ce3" office:value-type="float" office:value="-18" calcext:value-type="float">
            <text:p>-18</text:p>
          </table:table-cell>
          <table:table-cell table:style-name="ce4" office:value-type="float" office:value="-19" calcext:value-type="float">
            <text:p>-19</text:p>
          </table:table-cell>
          <table:table-cell table:style-name="ce3" office:value-type="float" office:value="-20" calcext:value-type="float">
            <text:p>-20</text:p>
          </table:table-cell>
          <table:table-cell/>
          <table:table-cell table:style-name="ce4" office:value-type="float" office:value="-21" calcext:value-type="float">
            <text:p>-21</text:p>
          </table:table-cell>
          <table:table-cell table:style-name="ce3" office:value-type="float" office:value="-22" calcext:value-type="float">
            <text:p>-22</text:p>
          </table:table-cell>
          <table:table-cell table:style-name="ce4" office:value-type="float" office:value="-23" calcext:value-type="float">
            <text:p>-23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float" office:value="-25" calcext:value-type="float">
            <text:p>-25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27" calcext:value-type="float">
            <text:p>-27</text:p>
          </table:table-cell>
          <table:table-cell table:style-name="ce3" office:value-type="float" office:value="-28" calcext:value-type="float">
            <text:p>-28</text:p>
          </table:table-cell>
          <table:table-cell table:style-name="ce3" office:value-type="float" office:value="-29" calcext:value-type="float">
            <text:p>-29</text:p>
          </table:table-cell>
          <table:table-cell table:style-name="ce3" office:value-type="float" office:value="-30" calcext:value-type="float">
            <text:p>-30</text:p>
          </table:table-cell>
          <table:table-cell table:style-name="ce4" office:value-type="float" office:value="-31" calcext:value-type="float">
            <text:p>-31</text:p>
          </table:table-cell>
          <table:table-cell table:style-name="ce3" office:value-type="float" office:value="-32" calcext:value-type="float">
            <text:p>-32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0" calcext:value-type="float">
            <text:p>-40</text:p>
          </table:table-cell>
          <table:table-cell/>
        </table:table-row>
        <table:table-row table:style-name="ro1">
          <table:table-cell table:style-name="ce10" table:number-columns-repeated="2"/>
          <table:table-cell table:style-name="ce17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table:number-columns-repeated="3"/>
          <table:table-cell table:style-name="ce18" table:number-columns-repeated="20"/>
          <table:table-cell table:number-columns-repeated="22"/>
        </table:table-row>
        <table:table-row table:style-name="ro1">
          <table:table-cell table:number-columns-repeated="3"/>
          <table:table-cell table:style-name="ce18" table:number-columns-repeated="20"/>
          <table:table-cell table:number-columns-repeated="22"/>
        </table:table-row>
        <table:table-row table:style-name="ro1">
          <table:table-cell table:number-columns-repeated="3"/>
          <table:table-cell table:style-name="ce3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3"/>
          <table:table-cell table:style-name="ce4" office:value-type="float" office:value="-41" calcext:value-type="float">
            <text:p>-41</text:p>
          </table:table-cell>
          <table:table-cell table:style-name="ce3" office:value-type="float" office:value="-42" calcext:value-type="float">
            <text:p>-42</text:p>
          </table:table-cell>
          <table:table-cell table:style-name="ce3" office:value-type="float" office:value="-43" calcext:value-type="float">
            <text:p>-43</text:p>
          </table:table-cell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-45" calcext:value-type="float">
            <text:p>-45</text:p>
          </table:table-cell>
          <table:table-cell table:style-name="ce3" office:value-type="float" office:value="-46" calcext:value-type="float">
            <text:p>-46</text:p>
          </table:table-cell>
          <table:table-cell table:style-name="ce4" office:value-type="float" office:value="-47" calcext:value-type="float">
            <text:p>-47</text:p>
          </table:table-cell>
          <table:table-cell table:style-name="ce3" office:value-type="float" office:value="-48" calcext:value-type="float">
            <text:p>-48</text:p>
          </table:table-cell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51" calcext:value-type="float">
            <text:p>-51</text:p>
          </table:table-cell>
          <table:table-cell table:style-name="ce3" office:value-type="float" office:value="-52" calcext:value-type="float">
            <text:p>-52</text:p>
          </table:table-cell>
          <table:table-cell table:style-name="ce4" office:value-type="float" office:value="-53" calcext:value-type="float">
            <text:p>-53</text:p>
          </table:table-cell>
          <table:table-cell table:style-name="ce3" office:value-type="float" office:value="-54" calcext:value-type="float">
            <text:p>-54</text:p>
          </table:table-cell>
          <table:table-cell table:style-name="ce3" office:value-type="float" office:value="-55" calcext:value-type="float">
            <text:p>-55</text:p>
          </table:table-cell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-57" calcext:value-type="float">
            <text:p>-57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4" office:value-type="float" office:value="-60" calcext:value-type="float">
            <text:p>-60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2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-3" calcext:value-type="float">
            <text:p>-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6" office:value-type="float" office:value="-15" calcext:value-type="float">
            <text:p>-15</text:p>
          </table:table-cell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-8" calcext:value-type="float">
            <text:p>-8</text:p>
          </table:table-cell>
          <table:table-cell table:style-name="ce13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-39" calcext:value-type="float">
            <text:p>-3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13" office:value-type="float" office:value="14" calcext:value-type="float">
            <text:p>14</text:p>
          </table:table-cell>
          <table:table-cell table:style-name="ce3" office:value-type="float" office:value="41" calcext:value-type="float">
            <text:p>41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-13" calcext:value-type="float">
            <text:p>-1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5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-3" calcext:value-type="float">
            <text:p>-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-14" calcext:value-type="float">
            <text:p>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-10" calcext:value-type="float">
            <text:p>-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5" office:value-type="float" office:value="-10" calcext:value-type="float">
            <text:p>-10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float" office:value="-5" calcext:value-type="float">
            <text:p>-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-18" calcext:value-type="float">
            <text:p>-1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" office:value-type="float" office:value="-56" calcext:value-type="float">
            <text:p>-56</text:p>
          </table:table-cell>
          <table:table-cell table:style-name="ce10" office:value-type="float" office:value="-11" calcext:value-type="float">
            <text:p>-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0" office:value-type="float" office:value="-7" calcext:value-type="float">
            <text:p>-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15" calcext:value-type="float">
            <text:p>-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8" office:value-type="float" office:value="-10" calcext:value-type="float">
            <text:p>-1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-19" calcext:value-type="float">
            <text:p>-1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8" office:value-type="float" office:value="-1" calcext:value-type="float">
            <text:p>-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float" office:value="-7" calcext:value-type="float">
            <text:p>-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-14" calcext:value-type="float">
            <text:p>-14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4" office:value-type="float" office:value="-21" calcext:value-type="float">
            <text:p>-21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4" office:value-type="float" office:value="-40" calcext:value-type="float">
            <text:p>-4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style-name="ce19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4" office:value-type="float" office:value="-39" calcext:value-type="float">
            <text:p>-39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9" office:value-type="float" office:value="7" calcext:value-type="float">
            <text:p>7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-36" calcext:value-type="float">
            <text:p>-3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4" office:value-type="float" office:value="-23" calcext:value-type="float">
            <text:p>-23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-28" calcext:value-type="float">
            <text:p>-28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table:style-name="ce21" office:value-type="float" office:value="14" calcext:value-type="float">
            <text:p>14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4" office:value-type="float" office:value="-40" calcext:value-type="float">
            <text:p>-40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4"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9 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35" calcext:value-type="float">
            <text:p>-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-38" calcext:value-type="float">
            <text:p>-3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-37" calcext:value-type="float">
            <text:p>-37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style-name="ce4" office:value-type="float" office:value="-38" calcext:value-type="float">
            <text:p>-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38" calcext:value-type="float">
            <text:p>-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26" calcext:value-type="float">
            <text:p>-26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-60" calcext:value-type="float">
            <text:p>-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float" office:value="37" calcext:value-type="float">
            <text:p>37</text:p>
          </table:table-cell>
          <table:table-cell table:style-name="ce21" office:value-type="float" office:value="13" calcext:value-type="float">
            <text:p>13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style-name="ce4" office:value-type="float" office:value="-36" calcext:value-type="float">
            <text:p>-3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-40" calcext:value-type="float">
            <text:p>-4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style-name="ce8"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4" office:value-type="float" office:value="-38" calcext:value-type="float">
            <text:p>-38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/>
          <table:table-cell table:style-name="ce3" office:value-type="float" office:value="-58" calcext:value-type="float">
            <text:p>-58</text:p>
          </table:table-cell>
          <table:table-cell table:style-name="ce4" office:value-type="float" office:value="-38" calcext:value-type="float">
            <text:p>-3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table:style-name="ce20" office:value-type="float" office:value="-33" calcext:value-type="float">
            <text:p>-3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4" office:value-type="float" office:value="-31" calcext:value-type="float">
            <text:p>-3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21" office:value-type="float" office:value="18" calcext:value-type="float">
            <text:p>18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3" office:value-type="float" office:value="-35" calcext:value-type="float">
            <text:p>-3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3" office:value-type="float" office:value="-37" calcext:value-type="float">
            <text:p>-37</text:p>
          </table:table-cell>
          <table:table-cell table:style-name="ce8" office:value-type="float" office:value="-10" calcext:value-type="float">
            <text:p>-1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10" office:value-type="float" office:value="-7" calcext:value-type="float">
            <text:p>-7</text:p>
          </table:table-cell>
          <table:table-cell table:style-name="ce21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-55" calcext:value-type="float">
            <text:p>-55</text:p>
          </table:table-cell>
          <table:table-cell table:style-name="ce9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-55" calcext:value-type="float">
            <text:p>-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51" calcext:value-type="float">
            <text:p>5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4" office:value-type="float" office:value="-53" calcext:value-type="float">
            <text:p>-5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-54" calcext:value-type="float">
            <text:p>-54</text:p>
          </table:table-cell>
          <table:table-cell table:style-name="ce4" office:value-type="float" office:value="-56" calcext:value-type="float">
            <text:p>-56</text:p>
          </table:table-cell>
          <table:table-cell table:style-name="ce3" office:value-type="float" office:value="-58" calcext:value-type="float">
            <text:p>-58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3"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float" office:value="42" calcext:value-type="float">
            <text:p>42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4" office:value-type="float" office:value="-56" calcext:value-type="float">
            <text:p>-56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4" office:value-type="float" office:value="-53" calcext:value-type="float">
            <text:p>-5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-54" calcext:value-type="float">
            <text:p>-54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54" calcext:value-type="float">
            <text:p>54</text:p>
          </table:table-cell>
          <table:table-cell table:style-name="ce8" office:value-type="float" office:value="-10" calcext:value-type="float">
            <text:p>-1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10" office:value-type="float" office:value="-14" calcext:value-type="float">
            <text:p>-14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-55" calcext:value-type="float">
            <text:p>-55</text:p>
          </table:table-cell>
          <table:table-cell table:style-name="ce5" office:value-type="float" office:value="42" calcext:value-type="float">
            <text:p>42</text:p>
          </table:table-cell>
          <table:table-cell table:style-name="ce10" office:value-type="float" office:value="-14" calcext:value-type="float">
            <text:p>-1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table:style-name="ce3" office:value-type="float" office:value="-54" calcext:value-type="float">
            <text:p>-54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-56" calcext:value-type="float">
            <text:p>-5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3" office:value-type="float" office:value="-59" calcext:value-type="float">
            <text:p>-59</text:p>
          </table:table-cell>
          <table:table-cell table:style-name="ce10" office:value-type="float" office:value="31" calcext:value-type="float">
            <text:p>31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-57" calcext:value-type="float">
            <text:p>-57</text:p>
          </table:table-cell>
          <table:table-cell table:style-name="ce3" office:value-type="float" office:value="-58" calcext:value-type="float">
            <text:p>-5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3" office:value-type="float" office:value="-58" calcext:value-type="float">
            <text:p>-5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4" office:value-type="float" office:value="-56" calcext:value-type="float">
            <text:p>-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-59" calcext:value-type="float">
            <text:p>-59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4" office:value-type="float" office:value="-57" calcext:value-type="float">
            <text:p>-5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5" office:value-type="float" office:value="52" calcext:value-type="float">
            <text:p>52</text:p>
          </table:table-cell>
          <table:table-cell table:style-name="ce3" office:value-type="float" office:value="-59" calcext:value-type="float">
            <text:p>-5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-59" calcext:value-type="float">
            <text:p>-59</text:p>
          </table:table-cell>
          <table:table-cell table:style-name="ce4" office:value-type="float" office:value="-60" calcext:value-type="float">
            <text:p>-6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48" calcext:value-type="float">
            <text:p>48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style-name="ce20"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-60" calcext:value-type="float">
            <text:p>-6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59" calcext:value-type="float">
            <text:p>59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4" office:value-type="float" office:value="-57" calcext:value-type="float">
            <text:p>-5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-53" calcext:value-type="float">
            <text:p>-5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1048528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4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7" table:default-cell-style-name="ce10"/>
        <table:table-column table:style-name="co5" table:number-columns-repeated="20" table:default-cell-style-name="Default"/>
        <table:table-column table:style-name="co8" table:default-cell-style-name="Default"/>
        <table:table-row table:style-name="ro1">
          <table:table-cell table:number-columns-repeated="45"/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KLAUZUL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1">
          <table:table-cell/>
          <table:table-cell office:value-type="string" calcext:value-type="string">
            <text:p>chromosom</text:p>
          </table:table-cell>
          <table:table-cell table:style-name="ce2" office:value-type="string" calcext:value-type="string">
            <text:p>lp. 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 dł 80 </text:p>
          </table:table-cell>
          <table:table-cell table:style-name="ce2" office:value-type="string" calcext:value-type="string">
            <text:p>ge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table:number-columns-repeated="2"/>
          <table:table-cell table:style-name="ce17"/>
          <table:table-cell table:number-columns-repeated="42"/>
        </table:table-row>
        <table:table-row table:style-name="ro1">
          <table:table-cell table:style-name="ce10" table:number-columns-repeated="2"/>
          <table:table-cell table:style-name="ce17"/>
          <table:table-cell table:style-name="ce4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4" office:value-type="float" office:value="-4" calcext:value-type="float">
            <text:p>-4</text:p>
          </table:table-cell>
          <table:table-cell table:style-name="ce3" office:value-type="float" office:value="-5" calcext:value-type="float">
            <text:p>-5</text:p>
          </table:table-cell>
          <table:table-cell table:style-name="ce4" office:value-type="float" office:value="-6" calcext:value-type="float">
            <text:p>-6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-8" calcext:value-type="float">
            <text:p>-8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-10" calcext:value-type="float">
            <text:p>-10</text:p>
          </table:table-cell>
          <table:table-cell table:style-name="ce3" office:value-type="float" office:value="-11" calcext:value-type="float">
            <text:p>-11</text:p>
          </table:table-cell>
          <table:table-cell table:style-name="ce4" office:value-type="float" office:value="-12" calcext:value-type="float">
            <text:p>-12</text:p>
          </table:table-cell>
          <table:table-cell table:style-name="ce3" office:value-type="float" office:value="-13" calcext:value-type="float">
            <text:p>-13</text:p>
          </table:table-cell>
          <table:table-cell table:style-name="ce3" office:value-type="float" office:value="-14" calcext:value-type="float">
            <text:p>-14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7" calcext:value-type="float">
            <text:p>-17</text:p>
          </table:table-cell>
          <table:table-cell table:style-name="ce3" office:value-type="float" office:value="-18" calcext:value-type="float">
            <text:p>-18</text:p>
          </table:table-cell>
          <table:table-cell table:style-name="ce4" office:value-type="float" office:value="-19" calcext:value-type="float">
            <text:p>-19</text:p>
          </table:table-cell>
          <table:table-cell table:style-name="ce3" office:value-type="float" office:value="-20" calcext:value-type="float">
            <text:p>-20</text:p>
          </table:table-cell>
          <table:table-cell/>
          <table:table-cell table:style-name="ce4" office:value-type="float" office:value="-21" calcext:value-type="float">
            <text:p>-21</text:p>
          </table:table-cell>
          <table:table-cell table:style-name="ce3" office:value-type="float" office:value="-22" calcext:value-type="float">
            <text:p>-22</text:p>
          </table:table-cell>
          <table:table-cell table:style-name="ce4" office:value-type="float" office:value="-23" calcext:value-type="float">
            <text:p>-23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float" office:value="-25" calcext:value-type="float">
            <text:p>-25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27" calcext:value-type="float">
            <text:p>-27</text:p>
          </table:table-cell>
          <table:table-cell table:style-name="ce3" office:value-type="float" office:value="-28" calcext:value-type="float">
            <text:p>-28</text:p>
          </table:table-cell>
          <table:table-cell table:style-name="ce3" office:value-type="float" office:value="-29" calcext:value-type="float">
            <text:p>-29</text:p>
          </table:table-cell>
          <table:table-cell table:style-name="ce3" office:value-type="float" office:value="-30" calcext:value-type="float">
            <text:p>-30</text:p>
          </table:table-cell>
          <table:table-cell table:style-name="ce4" office:value-type="float" office:value="-31" calcext:value-type="float">
            <text:p>-31</text:p>
          </table:table-cell>
          <table:table-cell table:style-name="ce3" office:value-type="float" office:value="-32" calcext:value-type="float">
            <text:p>-32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0" calcext:value-type="float">
            <text:p>-40</text:p>
          </table:table-cell>
          <table:table-cell/>
        </table:table-row>
        <table:table-row table:style-name="ro1">
          <table:table-cell table:style-name="ce10" table:number-columns-repeated="2"/>
          <table:table-cell table:style-name="ce17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table:number-columns-repeated="3"/>
          <table:table-cell table:style-name="ce18" table:number-columns-repeated="20"/>
          <table:table-cell/>
          <table:table-cell table:style-name="ce18" table:number-columns-repeated="20"/>
          <table:table-cell/>
        </table:table-row>
        <table:table-row table:style-name="ro1">
          <table:table-cell table:number-columns-repeated="3"/>
          <table:table-cell table:style-name="ce18" table:number-columns-repeated="20"/>
          <table:table-cell/>
          <table:table-cell table:style-name="ce18" table:number-columns-repeated="20"/>
          <table:table-cell/>
        </table:table-row>
        <table:table-row table:style-name="ro1">
          <table:table-cell table:number-columns-repeated="3"/>
          <table:table-cell table:style-name="ce3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5"/>
        </table:table-row>
        <table:table-row table:style-name="ro1">
          <table:table-cell table:number-columns-repeated="3"/>
          <table:table-cell table:style-name="ce4" office:value-type="float" office:value="-41" calcext:value-type="float">
            <text:p>-41</text:p>
          </table:table-cell>
          <table:table-cell table:style-name="ce3" office:value-type="float" office:value="-42" calcext:value-type="float">
            <text:p>-42</text:p>
          </table:table-cell>
          <table:table-cell table:style-name="ce3" office:value-type="float" office:value="-43" calcext:value-type="float">
            <text:p>-43</text:p>
          </table:table-cell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-45" calcext:value-type="float">
            <text:p>-45</text:p>
          </table:table-cell>
          <table:table-cell table:style-name="ce3" office:value-type="float" office:value="-46" calcext:value-type="float">
            <text:p>-46</text:p>
          </table:table-cell>
          <table:table-cell table:style-name="ce4" office:value-type="float" office:value="-47" calcext:value-type="float">
            <text:p>-47</text:p>
          </table:table-cell>
          <table:table-cell table:style-name="ce3" office:value-type="float" office:value="-48" calcext:value-type="float">
            <text:p>-48</text:p>
          </table:table-cell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51" calcext:value-type="float">
            <text:p>-51</text:p>
          </table:table-cell>
          <table:table-cell table:style-name="ce3" office:value-type="float" office:value="-52" calcext:value-type="float">
            <text:p>-52</text:p>
          </table:table-cell>
          <table:table-cell table:style-name="ce4" office:value-type="float" office:value="-53" calcext:value-type="float">
            <text:p>-53</text:p>
          </table:table-cell>
          <table:table-cell table:style-name="ce3" office:value-type="float" office:value="-54" calcext:value-type="float">
            <text:p>-54</text:p>
          </table:table-cell>
          <table:table-cell table:style-name="ce3" office:value-type="float" office:value="-55" calcext:value-type="float">
            <text:p>-55</text:p>
          </table:table-cell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-57" calcext:value-type="float">
            <text:p>-57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4" office:value-type="float" office:value="-60" calcext:value-type="float">
            <text:p>-60</text:p>
          </table:table-cell>
          <table:table-cell/>
          <table:table-cell table:style-name="ce4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4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4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4" office:value-type="float" office:value="-69" calcext:value-type="float">
            <text:p>-69</text:p>
          </table:table-cell>
          <table:table-cell table:style-name="ce4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4" office:value-type="float" office:value="-72" calcext:value-type="float">
            <text:p>-72</text:p>
          </table:table-cell>
          <table:table-cell table:style-name="ce4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4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style-name="ce4" office:value-type="float" office:value="-79" calcext:value-type="float">
            <text:p>-79</text:p>
          </table:table-cell>
          <table:table-cell table:style-name="ce3" office:value-type="float" office:value="-80" calcext:value-type="float">
            <text:p>-8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-3" calcext:value-type="float">
            <text:p>-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6" office:value-type="float" office:value="-15" calcext:value-type="float">
            <text:p>-15</text:p>
          </table:table-cell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-8" calcext:value-type="float">
            <text:p>-8</text:p>
          </table:table-cell>
          <table:table-cell table:style-name="ce13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-39" calcext:value-type="float">
            <text:p>-3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13" office:value-type="float" office:value="14" calcext:value-type="float">
            <text:p>14</text:p>
          </table:table-cell>
          <table:table-cell table:style-name="ce3" office:value-type="float" office:value="41" calcext:value-type="float">
            <text:p>41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-13" calcext:value-type="float">
            <text:p>-1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5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-3" calcext:value-type="float">
            <text:p>-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-14" calcext:value-type="float">
            <text:p>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-10" calcext:value-type="float">
            <text:p>-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5" office:value-type="float" office:value="-10" calcext:value-type="float">
            <text:p>-10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float" office:value="-5" calcext:value-type="float">
            <text:p>-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-18" calcext:value-type="float">
            <text:p>-1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" office:value-type="float" office:value="-56" calcext:value-type="float">
            <text:p>-56</text:p>
          </table:table-cell>
          <table:table-cell table:style-name="ce10" office:value-type="float" office:value="-11" calcext:value-type="float">
            <text:p>-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0" office:value-type="float" office:value="-7" calcext:value-type="float">
            <text:p>-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15" calcext:value-type="float">
            <text:p>-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8" office:value-type="float" office:value="-10" calcext:value-type="float">
            <text:p>-1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-19" calcext:value-type="float">
            <text:p>-1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8" office:value-type="float" office:value="-1" calcext:value-type="float">
            <text:p>-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float" office:value="-7" calcext:value-type="float">
            <text:p>-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-14" calcext:value-type="float">
            <text:p>-14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4" office:value-type="float" office:value="-21" calcext:value-type="float">
            <text:p>-21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4" office:value-type="float" office:value="-40" calcext:value-type="float">
            <text:p>-4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style-name="ce19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4" office:value-type="float" office:value="-39" calcext:value-type="float">
            <text:p>-39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9" office:value-type="float" office:value="7" calcext:value-type="float">
            <text:p>7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-36" calcext:value-type="float">
            <text:p>-3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4" office:value-type="float" office:value="-23" calcext:value-type="float">
            <text:p>-23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-28" calcext:value-type="float">
            <text:p>-28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table:style-name="ce21" office:value-type="float" office:value="14" calcext:value-type="float">
            <text:p>14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4" office:value-type="float" office:value="-40" calcext:value-type="float">
            <text:p>-40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4"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35" calcext:value-type="float">
            <text:p>-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-38" calcext:value-type="float">
            <text:p>-3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-37" calcext:value-type="float">
            <text:p>-37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style-name="ce4" office:value-type="float" office:value="-38" calcext:value-type="float">
            <text:p>-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38" calcext:value-type="float">
            <text:p>-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26" calcext:value-type="float">
            <text:p>-26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-60" calcext:value-type="float">
            <text:p>-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float" office:value="37" calcext:value-type="float">
            <text:p>37</text:p>
          </table:table-cell>
          <table:table-cell table:style-name="ce21" office:value-type="float" office:value="13" calcext:value-type="float">
            <text:p>13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style-name="ce4" office:value-type="float" office:value="-36" calcext:value-type="float">
            <text:p>-3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-40" calcext:value-type="float">
            <text:p>-4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style-name="ce8"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4" office:value-type="float" office:value="-38" calcext:value-type="float">
            <text:p>-38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/>
          <table:table-cell table:style-name="ce3" office:value-type="float" office:value="-58" calcext:value-type="float">
            <text:p>-58</text:p>
          </table:table-cell>
          <table:table-cell table:style-name="ce4" office:value-type="float" office:value="-38" calcext:value-type="float">
            <text:p>-3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table:style-name="ce20" office:value-type="float" office:value="-33" calcext:value-type="float">
            <text:p>-3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4" office:value-type="float" office:value="-31" calcext:value-type="float">
            <text:p>-3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21" office:value-type="float" office:value="18" calcext:value-type="float">
            <text:p>18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3" office:value-type="float" office:value="-35" calcext:value-type="float">
            <text:p>-3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3" office:value-type="float" office:value="-37" calcext:value-type="float">
            <text:p>-37</text:p>
          </table:table-cell>
          <table:table-cell table:style-name="ce8" office:value-type="float" office:value="-10" calcext:value-type="float">
            <text:p>-1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10" office:value-type="float" office:value="-7" calcext:value-type="float">
            <text:p>-7</text:p>
          </table:table-cell>
          <table:table-cell table:style-name="ce21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-55" calcext:value-type="float">
            <text:p>-55</text:p>
          </table:table-cell>
          <table:table-cell table:style-name="ce9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-55" calcext:value-type="float">
            <text:p>-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51" calcext:value-type="float">
            <text:p>5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4" office:value-type="float" office:value="-53" calcext:value-type="float">
            <text:p>-5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-54" calcext:value-type="float">
            <text:p>-54</text:p>
          </table:table-cell>
          <table:table-cell table:style-name="ce4" office:value-type="float" office:value="-56" calcext:value-type="float">
            <text:p>-56</text:p>
          </table:table-cell>
          <table:table-cell table:style-name="ce3" office:value-type="float" office:value="-58" calcext:value-type="float">
            <text:p>-58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3"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float" office:value="42" calcext:value-type="float">
            <text:p>42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4" office:value-type="float" office:value="-56" calcext:value-type="float">
            <text:p>-56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4" office:value-type="float" office:value="-53" calcext:value-type="float">
            <text:p>-5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-54" calcext:value-type="float">
            <text:p>-54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54" calcext:value-type="float">
            <text:p>54</text:p>
          </table:table-cell>
          <table:table-cell table:style-name="ce8" office:value-type="float" office:value="-10" calcext:value-type="float">
            <text:p>-1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10" office:value-type="float" office:value="-14" calcext:value-type="float">
            <text:p>-14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-55" calcext:value-type="float">
            <text:p>-55</text:p>
          </table:table-cell>
          <table:table-cell table:style-name="ce5" office:value-type="float" office:value="42" calcext:value-type="float">
            <text:p>42</text:p>
          </table:table-cell>
          <table:table-cell table:style-name="ce10" office:value-type="float" office:value="-14" calcext:value-type="float">
            <text:p>-1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table:style-name="ce3" office:value-type="float" office:value="-54" calcext:value-type="float">
            <text:p>-54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-56" calcext:value-type="float">
            <text:p>-5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3" office:value-type="float" office:value="-59" calcext:value-type="float">
            <text:p>-59</text:p>
          </table:table-cell>
          <table:table-cell table:style-name="ce10" office:value-type="float" office:value="31" calcext:value-type="float">
            <text:p>31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-57" calcext:value-type="float">
            <text:p>-57</text:p>
          </table:table-cell>
          <table:table-cell table:style-name="ce3" office:value-type="float" office:value="-58" calcext:value-type="float">
            <text:p>-5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3" office:value-type="float" office:value="-58" calcext:value-type="float">
            <text:p>-5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4" office:value-type="float" office:value="-56" calcext:value-type="float">
            <text:p>-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-59" calcext:value-type="float">
            <text:p>-59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4" office:value-type="float" office:value="-57" calcext:value-type="float">
            <text:p>-5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5" office:value-type="float" office:value="52" calcext:value-type="float">
            <text:p>52</text:p>
          </table:table-cell>
          <table:table-cell table:style-name="ce3" office:value-type="float" office:value="-59" calcext:value-type="float">
            <text:p>-5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-59" calcext:value-type="float">
            <text:p>-59</text:p>
          </table:table-cell>
          <table:table-cell table:style-name="ce4" office:value-type="float" office:value="-60" calcext:value-type="float">
            <text:p>-6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48" calcext:value-type="float">
            <text:p>48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style-name="ce20"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-60" calcext:value-type="float">
            <text:p>-6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59" calcext:value-type="float">
            <text:p>59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4" office:value-type="float" office:value="-57" calcext:value-type="float">
            <text:p>-5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-53" calcext:value-type="float">
            <text:p>-5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4" office:value-type="float" office:value="-73" calcext:value-type="float">
            <text:p>-73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4" office:value-type="float" office:value="-75" calcext:value-type="float">
            <text:p>-75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-74" calcext:value-type="float">
            <text:p>-74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-73" calcext:value-type="float">
            <text:p>-7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table:style-name="ce4"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5" office:value-type="float" office:value="71" calcext:value-type="float">
            <text:p>7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-74" calcext:value-type="float">
            <text:p>-74</text:p>
          </table:table-cell>
          <table:table-cell table:style-name="ce11" office:value-type="float" office:value="13" calcext:value-type="float">
            <text:p>13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4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table:style-name="ce3" office:value-type="float" office:value="-80" calcext:value-type="float">
            <text:p>-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-79" calcext:value-type="float">
            <text:p>-79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table:style-name="ce4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4" office:value-type="float" office:value="-75" calcext:value-type="float">
            <text:p>-7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table:style-name="ce4" office:value-type="float" office:value="-75" calcext:value-type="float">
            <text:p>-7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4" office:value-type="float" office:value="-75" calcext:value-type="float">
            <text:p>-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2" calcext:value-type="float">
            <text:p>72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-79" calcext:value-type="float">
            <text:p>-7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4" office:value-type="float" office:value="-75" calcext:value-type="float">
            <text:p>-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style-name="ce3" office:value-type="float" office:value="-76" calcext:value-type="float">
            <text:p>-76</text:p>
          </table:table-cell>
          <table:table-cell table:style-name="ce7" office:value-type="float" office:value="77" calcext:value-type="float">
            <text:p>77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3" office:value-type="float" office:value="-80" calcext:value-type="float">
            <text:p>-8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3" office:value-type="float" office:value="-76" calcext:value-type="float">
            <text:p>-7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4" office:value-type="float" office:value="-73" calcext:value-type="float">
            <text:p>-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style-name="ce4" office:value-type="float" office:value="-79" calcext:value-type="float">
            <text:p>-79</text:p>
          </table:table-cell>
          <table:table-cell table:style-name="ce3" office:value-type="float" office:value="-80" calcext:value-type="float">
            <text:p>-80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-79" calcext:value-type="float">
            <text:p>-7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style-name="ce3" office:value-type="float" office:value="-74" calcext:value-type="float">
            <text:p>-74</text:p>
          </table:table-cell>
          <table:table-cell table:style-name="ce4" office:value-type="float" office:value="-75" calcext:value-type="float">
            <text:p>-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-76" calcext:value-type="float">
            <text:p>-7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table:style-name="ce3" office:value-type="float" office:value="-78" calcext:value-type="float">
            <text:p>-7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float" office:value="-80" calcext:value-type="float">
            <text:p>-80</text:p>
          </table:table-cell>
          <table:table-cell table:style-name="ce21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4" office:value-type="float" office:value="-79" calcext:value-type="float">
            <text:p>-7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-74" calcext:value-type="float">
            <text:p>-7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5" office:value-type="float" office:value="71" calcext:value-type="float">
            <text:p>71</text:p>
          </table:table-cell>
          <table:table-cell table:style-name="ce3" office:value-type="float" office:value="-78" calcext:value-type="float">
            <text:p>-78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table:style-name="ce7" office:value-type="float" office:value="77" calcext:value-type="float">
            <text:p>77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-80" calcext:value-type="float">
            <text:p>-80</text:p>
          </table:table-cell>
          <table:table-cell table:style-name="ce21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-79" calcext:value-type="float">
            <text:p>-7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number-rows-repeated="1048518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50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9" table:default-cell-style-name="Default"/>
        <table:table-column table:style-name="co7" table:default-cell-style-name="ce10"/>
        <table:table-column table:style-name="co5" table:number-columns-repeated="20" table:default-cell-style-name="Default"/>
        <table:table-column table:style-name="co8" table:default-cell-style-name="Default"/>
        <table:table-row table:style-name="ro1">
          <table:table-cell table:number-columns-repeated="45"/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KLAUZUL</text:p>
          </table:table-cell>
          <table:table-cell table:number-columns-repeated="42"/>
        </table:table-row>
        <table:table-row table:style-name="ro1">
          <table:table-cell table:number-columns-repeated="45"/>
        </table:table-row>
        <table:table-row table:style-name="ro1">
          <table:table-cell/>
          <table:table-cell office:value-type="string" calcext:value-type="string">
            <text:p>chromosom</text:p>
          </table:table-cell>
          <table:table-cell table:style-name="ce2" office:value-type="string" calcext:value-type="string">
            <text:p>lp. 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 dł 100 </text:p>
          </table:table-cell>
          <table:table-cell table:style-name="ce2" office:value-type="string" calcext:value-type="string">
            <text:p>gen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0" table:number-columns-repeated="2"/>
          <table:table-cell table:style-name="ce17"/>
          <table:table-cell table:number-columns-repeated="42"/>
        </table:table-row>
        <table:table-row table:style-name="ro1">
          <table:table-cell table:style-name="ce10" table:number-columns-repeated="2"/>
          <table:table-cell table:style-name="ce17"/>
          <table:table-cell table:style-name="ce4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3" calcext:value-type="float">
            <text:p>-3</text:p>
          </table:table-cell>
          <table:table-cell table:style-name="ce4" office:value-type="float" office:value="-4" calcext:value-type="float">
            <text:p>-4</text:p>
          </table:table-cell>
          <table:table-cell table:style-name="ce3" office:value-type="float" office:value="-5" calcext:value-type="float">
            <text:p>-5</text:p>
          </table:table-cell>
          <table:table-cell table:style-name="ce4" office:value-type="float" office:value="-6" calcext:value-type="float">
            <text:p>-6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-8" calcext:value-type="float">
            <text:p>-8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-10" calcext:value-type="float">
            <text:p>-10</text:p>
          </table:table-cell>
          <table:table-cell table:style-name="ce3" office:value-type="float" office:value="-11" calcext:value-type="float">
            <text:p>-11</text:p>
          </table:table-cell>
          <table:table-cell table:style-name="ce4" office:value-type="float" office:value="-12" calcext:value-type="float">
            <text:p>-12</text:p>
          </table:table-cell>
          <table:table-cell table:style-name="ce3" office:value-type="float" office:value="-13" calcext:value-type="float">
            <text:p>-13</text:p>
          </table:table-cell>
          <table:table-cell table:style-name="ce3" office:value-type="float" office:value="-14" calcext:value-type="float">
            <text:p>-14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7" calcext:value-type="float">
            <text:p>-17</text:p>
          </table:table-cell>
          <table:table-cell table:style-name="ce3" office:value-type="float" office:value="-18" calcext:value-type="float">
            <text:p>-18</text:p>
          </table:table-cell>
          <table:table-cell table:style-name="ce4" office:value-type="float" office:value="-19" calcext:value-type="float">
            <text:p>-19</text:p>
          </table:table-cell>
          <table:table-cell table:style-name="ce3" office:value-type="float" office:value="-20" calcext:value-type="float">
            <text:p>-20</text:p>
          </table:table-cell>
          <table:table-cell/>
          <table:table-cell table:style-name="ce4" office:value-type="float" office:value="-21" calcext:value-type="float">
            <text:p>-21</text:p>
          </table:table-cell>
          <table:table-cell table:style-name="ce3" office:value-type="float" office:value="-22" calcext:value-type="float">
            <text:p>-22</text:p>
          </table:table-cell>
          <table:table-cell table:style-name="ce4" office:value-type="float" office:value="-23" calcext:value-type="float">
            <text:p>-23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float" office:value="-25" calcext:value-type="float">
            <text:p>-25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27" calcext:value-type="float">
            <text:p>-27</text:p>
          </table:table-cell>
          <table:table-cell table:style-name="ce3" office:value-type="float" office:value="-28" calcext:value-type="float">
            <text:p>-28</text:p>
          </table:table-cell>
          <table:table-cell table:style-name="ce3" office:value-type="float" office:value="-29" calcext:value-type="float">
            <text:p>-29</text:p>
          </table:table-cell>
          <table:table-cell table:style-name="ce3" office:value-type="float" office:value="-30" calcext:value-type="float">
            <text:p>-30</text:p>
          </table:table-cell>
          <table:table-cell table:style-name="ce4" office:value-type="float" office:value="-31" calcext:value-type="float">
            <text:p>-31</text:p>
          </table:table-cell>
          <table:table-cell table:style-name="ce3" office:value-type="float" office:value="-32" calcext:value-type="float">
            <text:p>-32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0" calcext:value-type="float">
            <text:p>-40</text:p>
          </table:table-cell>
          <table:table-cell/>
        </table:table-row>
        <table:table-row table:style-name="ro1">
          <table:table-cell table:style-name="ce10" table:number-columns-repeated="2"/>
          <table:table-cell table:style-name="ce17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table:number-columns-repeated="3"/>
          <table:table-cell table:style-name="ce18" table:number-columns-repeated="20"/>
          <table:table-cell/>
          <table:table-cell table:style-name="ce18" table:number-columns-repeated="20"/>
          <table:table-cell/>
        </table:table-row>
        <table:table-row table:style-name="ro1">
          <table:table-cell table:number-columns-repeated="3"/>
          <table:table-cell table:style-name="ce18" table:number-columns-repeated="20"/>
          <table:table-cell/>
          <table:table-cell table:style-name="ce18" table:number-columns-repeated="20"/>
          <table:table-cell/>
        </table:table-row>
        <table:table-row table:style-name="ro1">
          <table:table-cell table:number-columns-repeated="3"/>
          <table:table-cell table:style-name="ce3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5" office:value-type="float" office:value="80" calcext:value-type="float">
            <text:p>80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5"/>
        </table:table-row>
        <table:table-row table:style-name="ro1">
          <table:table-cell table:number-columns-repeated="3"/>
          <table:table-cell table:style-name="ce4" office:value-type="float" office:value="-41" calcext:value-type="float">
            <text:p>-41</text:p>
          </table:table-cell>
          <table:table-cell table:style-name="ce3" office:value-type="float" office:value="-42" calcext:value-type="float">
            <text:p>-42</text:p>
          </table:table-cell>
          <table:table-cell table:style-name="ce3" office:value-type="float" office:value="-43" calcext:value-type="float">
            <text:p>-43</text:p>
          </table:table-cell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-45" calcext:value-type="float">
            <text:p>-45</text:p>
          </table:table-cell>
          <table:table-cell table:style-name="ce3" office:value-type="float" office:value="-46" calcext:value-type="float">
            <text:p>-46</text:p>
          </table:table-cell>
          <table:table-cell table:style-name="ce4" office:value-type="float" office:value="-47" calcext:value-type="float">
            <text:p>-47</text:p>
          </table:table-cell>
          <table:table-cell table:style-name="ce3" office:value-type="float" office:value="-48" calcext:value-type="float">
            <text:p>-48</text:p>
          </table:table-cell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51" calcext:value-type="float">
            <text:p>-51</text:p>
          </table:table-cell>
          <table:table-cell table:style-name="ce3" office:value-type="float" office:value="-52" calcext:value-type="float">
            <text:p>-52</text:p>
          </table:table-cell>
          <table:table-cell table:style-name="ce4" office:value-type="float" office:value="-53" calcext:value-type="float">
            <text:p>-53</text:p>
          </table:table-cell>
          <table:table-cell table:style-name="ce3" office:value-type="float" office:value="-54" calcext:value-type="float">
            <text:p>-54</text:p>
          </table:table-cell>
          <table:table-cell table:style-name="ce3" office:value-type="float" office:value="-55" calcext:value-type="float">
            <text:p>-55</text:p>
          </table:table-cell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-57" calcext:value-type="float">
            <text:p>-57</text:p>
          </table:table-cell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9" calcext:value-type="float">
            <text:p>-59</text:p>
          </table:table-cell>
          <table:table-cell table:style-name="ce4" office:value-type="float" office:value="-60" calcext:value-type="float">
            <text:p>-60</text:p>
          </table:table-cell>
          <table:table-cell/>
          <table:table-cell table:style-name="ce4" office:value-type="float" office:value="-61" calcext:value-type="float">
            <text:p>-61</text:p>
          </table:table-cell>
          <table:table-cell table:style-name="ce3" office:value-type="float" office:value="-62" calcext:value-type="float">
            <text:p>-62</text:p>
          </table:table-cell>
          <table:table-cell table:style-name="ce3" office:value-type="float" office:value="-63" calcext:value-type="float">
            <text:p>-63</text:p>
          </table:table-cell>
          <table:table-cell table:style-name="ce4" office:value-type="float" office:value="-64" calcext:value-type="float">
            <text:p>-64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4" office:value-type="float" office:value="-67" calcext:value-type="float">
            <text:p>-67</text:p>
          </table:table-cell>
          <table:table-cell table:style-name="ce3" office:value-type="float" office:value="-68" calcext:value-type="float">
            <text:p>-68</text:p>
          </table:table-cell>
          <table:table-cell table:style-name="ce4" office:value-type="float" office:value="-69" calcext:value-type="float">
            <text:p>-69</text:p>
          </table:table-cell>
          <table:table-cell table:style-name="ce4" office:value-type="float" office:value="-70" calcext:value-type="float">
            <text:p>-70</text:p>
          </table:table-cell>
          <table:table-cell table:style-name="ce3" office:value-type="float" office:value="-71" calcext:value-type="float">
            <text:p>-71</text:p>
          </table:table-cell>
          <table:table-cell table:style-name="ce4" office:value-type="float" office:value="-72" calcext:value-type="float">
            <text:p>-72</text:p>
          </table:table-cell>
          <table:table-cell table:style-name="ce4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4" office:value-type="float" office:value="-75" calcext:value-type="float">
            <text:p>-75</text:p>
          </table:table-cell>
          <table:table-cell table:style-name="ce3" office:value-type="float" office:value="-76" calcext:value-type="float">
            <text:p>-76</text:p>
          </table:table-cell>
          <table:table-cell table:style-name="ce3" office:value-type="float" office:value="-77" calcext:value-type="float">
            <text:p>-77</text:p>
          </table:table-cell>
          <table:table-cell table:style-name="ce3" office:value-type="float" office:value="-78" calcext:value-type="float">
            <text:p>-78</text:p>
          </table:table-cell>
          <table:table-cell table:style-name="ce4" office:value-type="float" office:value="-79" calcext:value-type="float">
            <text:p>-79</text:p>
          </table:table-cell>
          <table:table-cell table:style-name="ce3" office:value-type="float" office:value="-80" calcext:value-type="float">
            <text:p>-8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ce18" table:number-columns-repeated="20"/>
          <table:table-cell table:number-columns-repeated="22"/>
        </table:table-row>
        <table:table-row table:style-name="ro1">
          <table:table-cell table:number-columns-repeated="3"/>
          <table:table-cell table:style-name="ce3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5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5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3"/>
          <table:table-cell table:style-name="ce4" office:value-type="float" office:value="-81" calcext:value-type="float">
            <text:p>-81</text:p>
          </table:table-cell>
          <table:table-cell table:style-name="ce3" office:value-type="float" office:value="-82" calcext:value-type="float">
            <text:p>-82</text:p>
          </table:table-cell>
          <table:table-cell table:style-name="ce3" office:value-type="float" office:value="-83" calcext:value-type="float">
            <text:p>-83</text:p>
          </table:table-cell>
          <table:table-cell table:style-name="ce4" office:value-type="float" office:value="-84" calcext:value-type="float">
            <text:p>-84</text:p>
          </table:table-cell>
          <table:table-cell table:style-name="ce3" office:value-type="float" office:value="-85" calcext:value-type="float">
            <text:p>-85</text:p>
          </table:table-cell>
          <table:table-cell table:style-name="ce4" office:value-type="float" office:value="-86" calcext:value-type="float">
            <text:p>-86</text:p>
          </table:table-cell>
          <table:table-cell table:style-name="ce4" office:value-type="float" office:value="-87" calcext:value-type="float">
            <text:p>-87</text:p>
          </table:table-cell>
          <table:table-cell table:style-name="ce3" office:value-type="float" office:value="-88" calcext:value-type="float">
            <text:p>-88</text:p>
          </table:table-cell>
          <table:table-cell table:style-name="ce3" office:value-type="float" office:value="-89" calcext:value-type="float">
            <text:p>-89</text:p>
          </table:table-cell>
          <table:table-cell table:style-name="ce4" office:value-type="float" office:value="-90" calcext:value-type="float">
            <text:p>-90</text:p>
          </table:table-cell>
          <table:table-cell table:style-name="ce3" office:value-type="float" office:value="-91" calcext:value-type="float">
            <text:p>-91</text:p>
          </table:table-cell>
          <table:table-cell table:style-name="ce4" office:value-type="float" office:value="-92" calcext:value-type="float">
            <text:p>-92</text:p>
          </table:table-cell>
          <table:table-cell table:style-name="ce3" office:value-type="float" office:value="-93" calcext:value-type="float">
            <text:p>-93</text:p>
          </table:table-cell>
          <table:table-cell table:style-name="ce4" office:value-type="float" office:value="-94" calcext:value-type="float">
            <text:p>-94</text:p>
          </table:table-cell>
          <table:table-cell table:style-name="ce3" office:value-type="float" office:value="-95" calcext:value-type="float">
            <text:p>-95</text:p>
          </table:table-cell>
          <table:table-cell table:style-name="ce4" office:value-type="float" office:value="-96" calcext:value-type="float">
            <text:p>-96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98" calcext:value-type="float">
            <text:p>-98</text:p>
          </table:table-cell>
          <table:table-cell table:style-name="ce4" office:value-type="float" office:value="-99" calcext:value-type="float">
            <text:p>-99</text:p>
          </table:table-cell>
          <table:table-cell table:style-name="ce3" office:value-type="float" office:value="-100" calcext:value-type="float">
            <text:p>-100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2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3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-3" calcext:value-type="float">
            <text:p>-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6" office:value-type="float" office:value="-15" calcext:value-type="float">
            <text:p>-15</text:p>
          </table:table-cell>
          <table:table-cell table:style-name="ce6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-8" calcext:value-type="float">
            <text:p>-8</text:p>
          </table:table-cell>
          <table:table-cell table:style-name="ce13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4" office:value-type="float" office:value="-39" calcext:value-type="float">
            <text:p>-3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6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13" office:value-type="float" office:value="14" calcext:value-type="float">
            <text:p>14</text:p>
          </table:table-cell>
          <table:table-cell table:style-name="ce3" office:value-type="float" office:value="41" calcext:value-type="float">
            <text:p>41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" office:value-type="float" office:value="14" calcext:value-type="float">
            <text:p>1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13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-13" calcext:value-type="float">
            <text:p>-1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5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3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13" office:value-type="float" office:value="20" calcext:value-type="float">
            <text:p>2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-3" calcext:value-type="float">
            <text:p>-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15" calcext:value-type="float">
            <text:p>1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1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-14" calcext:value-type="float">
            <text:p>-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-10" calcext:value-type="float">
            <text:p>-1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5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15" office:value-type="float" office:value="-10" calcext:value-type="float">
            <text:p>-10</text:p>
          </table:table-cell>
          <table:table-cell table:style-name="ce14" office:value-type="float" office:value="6" calcext:value-type="float">
            <text:p>6</text:p>
          </table:table-cell>
          <table:table-cell table:style-name="ce10" office:value-type="float" office:value="-5" calcext:value-type="float">
            <text:p>-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style-name="ce6" office:value-type="float" office:value="17" calcext:value-type="float">
            <text:p>17</text:p>
          </table:table-cell>
          <table:table-cell table:style-name="ce10" office:value-type="float" office:value="-18" calcext:value-type="float">
            <text:p>-1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4" office:value-type="float" office:value="-56" calcext:value-type="float">
            <text:p>-56</text:p>
          </table:table-cell>
          <table:table-cell table:style-name="ce10" office:value-type="float" office:value="-11" calcext:value-type="float">
            <text:p>-11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style-name="ce10" office:value-type="float" office:value="-7" calcext:value-type="float">
            <text:p>-7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office:value-type="float" office:value="-15" calcext:value-type="float">
            <text:p>-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8" office:value-type="float" office:value="-10" calcext:value-type="float">
            <text:p>-10</text:p>
          </table:table-cell>
          <table:table-cell table:style-name="ce6" office:value-type="float" office:value="19" calcext:value-type="float">
            <text:p>1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-19" calcext:value-type="float">
            <text:p>-1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table:style-name="ce8" office:value-type="float" office:value="-10" calcext:value-type="float">
            <text:p>-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1" calcext:value-type="float">
            <text:p>11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table:style-name="ce6" office:value-type="float" office:value="19" calcext:value-type="float">
            <text:p>19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8" office:value-type="float" office:value="-1" calcext:value-type="float">
            <text:p>-1</text:p>
          </table:table-cell>
          <table:table-cell table:style-name="ce6"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style-name="ce6" office:value-type="float" office:value="6" calcext:value-type="float">
            <text:p>6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table:style-name="ce7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style-name="ce9" office:value-type="float" office:value="13" calcext:value-type="float">
            <text:p>13</text:p>
          </table:table-cell>
          <table:table-cell table:style-name="ce12" office:value-type="float" office:value="-7" calcext:value-type="float">
            <text:p>-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20" calcext:value-type="float">
            <text:p>2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-14" calcext:value-type="float">
            <text:p>-14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4" office:value-type="float" office:value="-21" calcext:value-type="float">
            <text:p>-21</text:p>
          </table:table-cell>
          <table:table-cell table:style-name="ce3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4" office:value-type="float" office:value="-40" calcext:value-type="float">
            <text:p>-40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style-name="ce19" office:value-type="float" office:value="9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4" office:value-type="float" office:value="-39" calcext:value-type="float">
            <text:p>-39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9" office:value-type="float" office:value="7" calcext:value-type="float">
            <text:p>7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-37" calcext:value-type="float">
            <text:p>-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float" office:value="-36" calcext:value-type="float">
            <text:p>-3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4" office:value-type="float" office:value="-23" calcext:value-type="float">
            <text:p>-23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-28" calcext:value-type="float">
            <text:p>-28</text:p>
          </table:table-cell>
          <table:table-cell table:style-name="ce5" office:value-type="float" office:value="25" calcext:value-type="float">
            <text:p>25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5" office:value-type="float" office:value="34" calcext:value-type="float">
            <text:p>34</text:p>
          </table:table-cell>
          <table:table-cell table:style-name="ce21" office:value-type="float" office:value="14" calcext:value-type="float">
            <text:p>14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4" office:value-type="float" office:value="-40" calcext:value-type="float">
            <text:p>-40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table:style-name="ce4" office:value-type="float" office:value="-38" calcext:value-type="float">
            <text:p>-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-35" calcext:value-type="float">
            <text:p>-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float" office:value="-30" calcext:value-type="float">
            <text:p>-3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-7" calcext:value-type="float">
            <text:p>-7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4"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float" office:value="-38" calcext:value-type="float">
            <text:p>-3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3" office:value-type="float" office:value="-37" calcext:value-type="float">
            <text:p>-37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table:style-name="ce3" office:value-type="float" office:value="-37" calcext:value-type="float">
            <text:p>-37</text:p>
          </table:table-cell>
          <table:table-cell table:style-name="ce4" office:value-type="float" office:value="-38" calcext:value-type="float">
            <text:p>-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38" calcext:value-type="float">
            <text:p>-3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4" office:value-type="float" office:value="-26" calcext:value-type="float">
            <text:p>-26</text:p>
          </table:table-cell>
          <table:table-cell table:style-name="ce3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float" office:value="-60" calcext:value-type="float">
            <text:p>-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3" office:value-type="float" office:value="-34" calcext:value-type="float">
            <text:p>-34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-34" calcext:value-type="float">
            <text:p>-34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-35" calcext:value-type="float">
            <text:p>-35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float" office:value="37" calcext:value-type="float">
            <text:p>37</text:p>
          </table:table-cell>
          <table:table-cell table:style-name="ce21" office:value-type="float" office:value="13" calcext:value-type="float">
            <text:p>13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style-name="ce4" office:value-type="float" office:value="-36" calcext:value-type="float">
            <text:p>-36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table:style-name="ce9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float" office:value="-40" calcext:value-type="float">
            <text:p>-40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style-name="ce8" office:value-type="float" office:value="-33" calcext:value-type="float">
            <text:p>-3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5" office:value-type="float" office:value="24" calcext:value-type="float">
            <text:p>24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4" office:value-type="float" office:value="-38" calcext:value-type="float">
            <text:p>-38</text:p>
          </table:table-cell>
          <table:table-cell office:value-type="float" office:value="26" calcext:value-type="float">
            <text:p>26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/>
          <table:table-cell table:style-name="ce3" office:value-type="float" office:value="-58" calcext:value-type="float">
            <text:p>-58</text:p>
          </table:table-cell>
          <table:table-cell table:style-name="ce4" office:value-type="float" office:value="-38" calcext:value-type="float">
            <text:p>-38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table:style-name="ce5" office:value-type="float" office:value="32" calcext:value-type="float">
            <text:p>32</text:p>
          </table:table-cell>
          <table:table-cell table:style-name="ce3" office:value-type="float" office:value="-54" calcext:value-type="float">
            <text:p>-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table:style-name="ce5"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table:style-name="ce20" office:value-type="float" office:value="-33" calcext:value-type="float">
            <text:p>-33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4" office:value-type="float" office:value="-31" calcext:value-type="float">
            <text:p>-31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3" office:value-type="float" office:value="39" calcext:value-type="float">
            <text:p>39</text:p>
          </table:table-cell>
          <table:table-cell table:style-name="ce21" office:value-type="float" office:value="18" calcext:value-type="float">
            <text:p>18</text:p>
          </table:table-cell>
          <table:table-cell table:style-name="Default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3" office:value-type="float" office:value="-35" calcext:value-type="float">
            <text:p>-35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3" office:value-type="float" office:value="-37" calcext:value-type="float">
            <text:p>-37</text:p>
          </table:table-cell>
          <table:table-cell table:style-name="ce8" office:value-type="float" office:value="-10" calcext:value-type="float">
            <text:p>-1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10" office:value-type="float" office:value="-7" calcext:value-type="float">
            <text:p>-7</text:p>
          </table:table-cell>
          <table:table-cell table:style-name="ce21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5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4" office:value-type="float" office:value="-40" calcext:value-type="float">
            <text:p>-40</text:p>
          </table:table-cell>
          <table:table-cell office:value-type="float" office:value="17" calcext:value-type="float">
            <text:p>17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-55" calcext:value-type="float">
            <text:p>-55</text:p>
          </table:table-cell>
          <table:table-cell table:style-name="ce9" office:value-type="float" office:value="14" calcext:value-type="float">
            <text:p>14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5" office:value-type="float" office:value="28" calcext:value-type="float">
            <text:p>28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-55" calcext:value-type="float">
            <text:p>-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3" office:value-type="float" office:value="51" calcext:value-type="float">
            <text:p>5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4" office:value-type="float" office:value="-53" calcext:value-type="float">
            <text:p>-5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-58" calcext:value-type="float">
            <text:p>-58</text:p>
          </table:table-cell>
          <table:table-cell table:style-name="ce3"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-54" calcext:value-type="float">
            <text:p>-54</text:p>
          </table:table-cell>
          <table:table-cell table:style-name="ce4" office:value-type="float" office:value="-56" calcext:value-type="float">
            <text:p>-56</text:p>
          </table:table-cell>
          <table:table-cell table:style-name="ce3" office:value-type="float" office:value="-58" calcext:value-type="float">
            <text:p>-58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3" office:value-type="float" office:value="-59" calcext:value-type="float">
            <text:p>-5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5" office:value-type="float" office:value="42" calcext:value-type="float">
            <text:p>42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4" office:value-type="float" office:value="-56" calcext:value-type="float">
            <text:p>-56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5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13"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table:style-name="ce4" office:value-type="float" office:value="-53" calcext:value-type="float">
            <text:p>-5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-54" calcext:value-type="float">
            <text:p>-54</text:p>
          </table:table-cell>
          <table:table-cell table:style-name="ce5"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54" calcext:value-type="float">
            <text:p>54</text:p>
          </table:table-cell>
          <table:table-cell table:style-name="ce8" office:value-type="float" office:value="-10" calcext:value-type="float">
            <text:p>-1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10" office:value-type="float" office:value="-14" calcext:value-type="float">
            <text:p>-14</text:p>
          </table:table-cell>
          <table:table-cell table:style-name="ce5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table:style-name="ce3" office:value-type="float" office:value="-55" calcext:value-type="float">
            <text:p>-55</text:p>
          </table:table-cell>
          <table:table-cell table:style-name="ce5" office:value-type="float" office:value="42" calcext:value-type="float">
            <text:p>42</text:p>
          </table:table-cell>
          <table:table-cell table:style-name="ce10" office:value-type="float" office:value="-14" calcext:value-type="float">
            <text:p>-14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table:style-name="ce3" office:value-type="float" office:value="-54" calcext:value-type="float">
            <text:p>-54</text:p>
          </table:table-cell>
          <table:table-cell table:style-name="ce3" office:value-type="float" office:value="-55" calcext:value-type="float">
            <text:p>-5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2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-56" calcext:value-type="float">
            <text:p>-5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3" office:value-type="float" office:value="-59" calcext:value-type="float">
            <text:p>-59</text:p>
          </table:table-cell>
          <table:table-cell table:style-name="ce10" office:value-type="float" office:value="31" calcext:value-type="float">
            <text:p>31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/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-57" calcext:value-type="float">
            <text:p>-57</text:p>
          </table:table-cell>
          <table:table-cell table:style-name="ce3" office:value-type="float" office:value="-58" calcext:value-type="float">
            <text:p>-5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42" calcext:value-type="float">
            <text:p>42</text:p>
          </table:table-cell>
          <table:table-cell table:style-name="ce3" office:value-type="float" office:value="-58" calcext:value-type="float">
            <text:p>-5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4" office:value-type="float" office:value="-56" calcext:value-type="float">
            <text:p>-5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-20" calcext:value-type="float">
            <text:p>-20</text:p>
          </table:table-cell>
          <table:table-cell table:style-name="ce4" office:value-type="float" office:value="-33" calcext:value-type="float">
            <text:p>-33</text:p>
          </table:table-cell>
          <table:table-cell table:style-name="ce3" office:value-type="float" office:value="44" calcext:value-type="float">
            <text:p>4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table:style-name="ce5"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-59" calcext:value-type="float">
            <text:p>-59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office:value-type="float" office:value="16" calcext:value-type="float">
            <text:p>16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47" calcext:value-type="float">
            <text:p>47</text:p>
          </table:table-cell>
          <table:table-cell table:style-name="ce4" office:value-type="float" office:value="-57" calcext:value-type="float">
            <text:p>-57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45" calcext:value-type="float">
            <text:p>45</text:p>
          </table:table-cell>
          <table:table-cell table:style-name="ce5" office:value-type="float" office:value="52" calcext:value-type="float">
            <text:p>52</text:p>
          </table:table-cell>
          <table:table-cell table:style-name="ce3" office:value-type="float" office:value="-59" calcext:value-type="float">
            <text:p>-59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table:style-name="ce11"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3" office:value-type="float" office:value="-59" calcext:value-type="float">
            <text:p>-59</text:p>
          </table:table-cell>
          <table:table-cell table:style-name="ce4" office:value-type="float" office:value="-60" calcext:value-type="float">
            <text:p>-60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/>
          <table:table-cell table:style-name="ce21" office:value-type="float" office:value="25" calcext:value-type="float">
            <text:p>25</text:p>
          </table:table-cell>
          <table:table-cell office:value-type="float" office:value="-34" calcext:value-type="float">
            <text:p>-3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float" office:value="48" calcext:value-type="float">
            <text:p>48</text:p>
          </table:table-cell>
          <table:table-cell table:style-name="ce14" office:value-type="float" office:value="15" calcext:value-type="float">
            <text:p>1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table:style-name="ce3"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21" office:value-type="float" office:value="32" calcext:value-type="float">
            <text:p>32</text:p>
          </table:table-cell>
          <table:table-cell table:style-name="ce3"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5"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/>
          <table:table-cell table:style-name="ce20"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-60" calcext:value-type="float">
            <text:p>-6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3" office:value-type="float" office:value="59" calcext:value-type="float">
            <text:p>59</text:p>
          </table:table-cell>
          <table:table-cell table:style-name="ce9"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3" office:value-type="float" office:value="49" calcext:value-type="float">
            <text:p>49</text:p>
          </table:table-cell>
          <table:table-cell table:style-name="ce4" office:value-type="float" office:value="-57" calcext:value-type="float">
            <text:p>-5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5"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table:style-name="ce21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44" calcext:value-type="float">
            <text:p>44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float" office:value="-53" calcext:value-type="float">
            <text:p>-5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 table:style-name="ce4" office:value-type="float" office:value="-60" calcext:value-type="float">
            <text:p>-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5" office:value-type="float" office:value="43" calcext:value-type="float">
            <text:p>43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46" calcext:value-type="float">
            <text:p>4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table:style-name="ce11" office:value-type="float" office:value="14" calcext:value-type="float">
            <text:p>14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style-name="ce5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style-name="ce21" office:value-type="float" office:value="46" calcext:value-type="float">
            <text:p>46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4" office:value-type="float" office:value="-73" calcext:value-type="float">
            <text:p>-73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4" office:value-type="float" office:value="-75" calcext:value-type="float">
            <text:p>-75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-74" calcext:value-type="float">
            <text:p>-74</text:p>
          </table:table-cell>
          <table:table-cell table:style-name="ce11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table:style-name="ce4"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5" office:value-type="float" office:value="71" calcext:value-type="float">
            <text:p>71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float" office:value="72" calcext:value-type="float">
            <text:p>72</text:p>
          </table:table-cell>
          <table:table-cell table:style-name="ce4" office:value-type="float" office:value="-73" calcext:value-type="float">
            <text:p>-73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3" office:value-type="float" office:value="-74" calcext:value-type="float">
            <text:p>-74</text:p>
          </table:table-cell>
          <table:table-cell table:style-name="ce11" office:value-type="float" office:value="13" calcext:value-type="float">
            <text:p>13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4" office:value-type="float" office:value="-73" calcext:value-type="float">
            <text:p>-73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table:style-name="ce3" office:value-type="float" office:value="-80" calcext:value-type="float">
            <text:p>-8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-79" calcext:value-type="float">
            <text:p>-79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/>
          <table:table-cell table:style-name="ce4" office:value-type="float" office:value="-73" calcext:value-type="float">
            <text:p>-73</text:p>
          </table:table-cell>
          <table:table-cell table:style-name="ce3" office:value-type="float" office:value="-74" calcext:value-type="float">
            <text:p>-74</text:p>
          </table:table-cell>
          <table:table-cell table:style-name="ce4" office:value-type="float" office:value="-75" calcext:value-type="float">
            <text:p>-75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table:style-name="ce4" office:value-type="float" office:value="-75" calcext:value-type="float">
            <text:p>-7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4" office:value-type="float" office:value="-75" calcext:value-type="float">
            <text:p>-7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3" office:value-type="float" office:value="72" calcext:value-type="float">
            <text:p>72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-79" calcext:value-type="float">
            <text:p>-79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4" office:value-type="float" office:value="-75" calcext:value-type="float">
            <text:p>-7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/>
          <table:table-cell table:style-name="ce3" office:value-type="float" office:value="-76" calcext:value-type="float">
            <text:p>-76</text:p>
          </table:table-cell>
          <table:table-cell table:style-name="ce7" office:value-type="float" office:value="77" calcext:value-type="float">
            <text:p>77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3" office:value-type="float" office:value="-80" calcext:value-type="float">
            <text:p>-80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3" office:value-type="float" office:value="-76" calcext:value-type="float">
            <text:p>-76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-80" calcext:value-type="float">
            <text:p>-8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4" office:value-type="float" office:value="-73" calcext:value-type="float">
            <text:p>-7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/>
          <table:table-cell table:style-name="ce4" office:value-type="float" office:value="-79" calcext:value-type="float">
            <text:p>-79</text:p>
          </table:table-cell>
          <table:table-cell table:style-name="ce3" office:value-type="float" office:value="-80" calcext:value-type="float">
            <text:p>-80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table:style-name="ce4" office:value-type="float" office:value="-79" calcext:value-type="float">
            <text:p>-79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style-name="ce3" office:value-type="float" office:value="-74" calcext:value-type="float">
            <text:p>-74</text:p>
          </table:table-cell>
          <table:table-cell table:style-name="ce4" office:value-type="float" office:value="-75" calcext:value-type="float">
            <text:p>-75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table:style-name="ce3" office:value-type="float" office:value="-76" calcext:value-type="float">
            <text:p>-7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/>
          <table:table-cell table:style-name="ce11"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table:style-name="ce3" office:value-type="float" office:value="-78" calcext:value-type="float">
            <text:p>-7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67" calcext:value-type="float">
            <text:p>6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-76" calcext:value-type="float">
            <text:p>-76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float" office:value="-80" calcext:value-type="float">
            <text:p>-80</text:p>
          </table:table-cell>
          <table:table-cell table:style-name="ce21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87" calcext:value-type="float">
            <text:p>87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4" office:value-type="float" office:value="-79" calcext:value-type="float">
            <text:p>-7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style-name="ce5" office:value-type="float" office:value="62" calcext:value-type="float">
            <text:p>62</text:p>
          </table:table-cell>
          <table:table-cell table:style-name="ce3" office:value-type="float" office:value="-74" calcext:value-type="float">
            <text:p>-7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table:style-name="ce5" office:value-type="float" office:value="71" calcext:value-type="float">
            <text:p>71</text:p>
          </table:table-cell>
          <table:table-cell table:style-name="ce3" office:value-type="float" office:value="-78" calcext:value-type="float">
            <text:p>-78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5" office:value-type="float" office:value="63" calcext:value-type="float">
            <text:p>63</text:p>
          </table:table-cell>
          <table:table-cell table:style-name="ce7" office:value-type="float" office:value="77" calcext:value-type="float">
            <text:p>77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3" office:value-type="float" office:value="70" calcext:value-type="float">
            <text:p>70</text:p>
          </table:table-cell>
          <table:table-cell table:style-name="ce3" office:value-type="float" office:value="-80" calcext:value-type="float">
            <text:p>-80</text:p>
          </table:table-cell>
          <table:table-cell table:style-name="ce21" office:value-type="float" office:value="24" calcext:value-type="float">
            <text:p>24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5"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-79" calcext:value-type="float">
            <text:p>-79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3"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table:style-name="ce7" office:value-type="float" office:value="77" calcext:value-type="float">
            <text:p>7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table:style-name="ce5" office:value-type="float" office:value="65" calcext:value-type="float">
            <text:p>65</text:p>
          </table:table-cell>
          <table:table-cell table:style-name="ce3"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/>
          <table:table-cell table:style-name="ce3" office:value-type="float" office:value="81" calcext:value-type="float">
            <text:p>81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style-name="ce3" office:value-type="float" office:value="81" calcext:value-type="float">
            <text:p>81</text:p>
          </table:table-cell>
          <table:table-cell table:style-name="ce5" office:value-type="float" office:value="91" calcext:value-type="float">
            <text:p>91</text:p>
          </table:table-cell>
          <table:table-cell table:style-name="ce10" office:value-type="float" office:value="16" calcext:value-type="float">
            <text:p>16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float" office:value="-96" calcext:value-type="float">
            <text:p>-9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style-name="ce4" office:value-type="float" office:value="-99" calcext:value-type="float">
            <text:p>-99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table:style-name="ce4" office:value-type="float" office:value="-96" calcext:value-type="float">
            <text:p>-9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92" calcext:value-type="float">
            <text:p>92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style-name="ce3" office:value-type="float" office:value="81" calcext:value-type="float">
            <text:p>81</text:p>
          </table:table-cell>
          <table:table-cell table:style-name="ce5"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style-name="ce5" office:value-type="float" office:value="82" calcext:value-type="float">
            <text:p>82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3"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style-name="ce3"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table:style-name="ce3"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10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9" calcext:value-type="float">
            <text:p>89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" office:value-type="float" office:value="85" calcext:value-type="float">
            <text:p>85</text:p>
          </table:table-cell>
          <table:table-cell office:value-type="float" office:value="-14" calcext:value-type="float">
            <text:p>-1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3" office:value-type="float" office:value="-93" calcext:value-type="float">
            <text:p>-9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" office:value-type="float" office:value="91" calcext:value-type="float">
            <text:p>91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table:style-name="ce10" office:value-type="float" office:value="-3" calcext:value-type="float">
            <text:p>-3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table:style-name="ce3" office:value-type="float" office:value="-98" calcext:value-type="float">
            <text:p>-98</text:p>
          </table:table-cell>
          <table:table-cell table:style-name="ce5" office:value-type="float" office:value="83" calcext:value-type="float">
            <text:p>83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5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4" office:value-type="float" office:value="-94" calcext:value-type="float">
            <text:p>-94</text:p>
          </table:table-cell>
          <table:table-cell table:style-name="ce3" office:value-type="float" office:value="-78" calcext:value-type="float">
            <text:p>-78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4" office:value-type="float" office:value="-94" calcext:value-type="float">
            <text:p>-94</text:p>
          </table:table-cell>
          <table:table-cell office:value-type="float" office:value="-14" calcext:value-type="float">
            <text:p>-14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82" calcext:value-type="float">
            <text:p>8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5" office:value-type="float" office:value="91" calcext:value-type="float">
            <text:p>91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5" office:value-type="float" office:value="91" calcext:value-type="float">
            <text:p>91</text:p>
          </table:table-cell>
          <table:table-cell table:style-name="ce10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/>
          <table:table-cell table:style-name="ce3" office:value-type="float" office:value="-93" calcext:value-type="float">
            <text:p>-93</text:p>
          </table:table-cell>
          <table:table-cell table:style-name="ce4" office:value-type="float" office:value="-94" calcext:value-type="float">
            <text:p>-94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style-name="ce5" office:value-type="float" office:value="83" calcext:value-type="float">
            <text:p>83</text:p>
          </table:table-cell>
          <table:table-cell table:style-name="ce3" office:value-type="float" office:value="-95" calcext:value-type="float">
            <text:p>-95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3" office:value-type="float" office:value="-95" calcext:value-type="float">
            <text:p>-9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10" office:value-type="float" office:value="-3" calcext:value-type="float">
            <text:p>-3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style-name="ce3" office:value-type="float" office:value="92" calcext:value-type="float">
            <text:p>92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table:style-name="ce5"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/>
          <table:table-cell table:style-name="ce4" office:value-type="float" office:value="-96" calcext:value-type="float">
            <text:p>-96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98" calcext:value-type="float">
            <text:p>-9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style-name="ce21" office:value-type="float" office:value="28" calcext:value-type="float">
            <text:p>28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style-name="ce3" office:value-type="float" office:value="86" calcext:value-type="float">
            <text:p>86</text:p>
          </table:table-cell>
          <table:table-cell table:style-name="ce4" office:value-type="float" office:value="-96" calcext:value-type="float">
            <text:p>-9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4" office:value-type="float" office:value="-94" calcext:value-type="float">
            <text:p>-9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table:style-name="ce4" office:value-type="float" office:value="-96" calcext:value-type="float">
            <text:p>-96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4" office:value-type="float" office:value="-94" calcext:value-type="float">
            <text:p>-9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/>
          <table:table-cell table:style-name="ce4" office:value-type="float" office:value="-99" calcext:value-type="float">
            <text:p>-99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3" office:value-type="float" office:value="-93" calcext:value-type="float">
            <text:p>-9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style-name="ce3" office:value-type="float" office:value="87" calcext:value-type="float">
            <text:p>87</text:p>
          </table:table-cell>
          <table:table-cell table:style-name="ce3" office:value-type="float" office:value="-97" calcext:value-type="float">
            <text:p>-97</text:p>
          </table:table-cell>
          <table:table-cell table:style-name="ce21" office:value-type="float" office:value="63" calcext:value-type="float">
            <text:p>63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5" office:value-type="float" office:value="83" calcext:value-type="float">
            <text:p>83</text:p>
          </table:table-cell>
          <table:table-cell table:style-name="ce3" office:value-type="float" office:value="-95" calcext:value-type="float">
            <text:p>-9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3" office:value-type="float" office:value="-95" calcext:value-type="float">
            <text:p>-9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table:style-name="ce5" office:value-type="float" office:value="85" calcext:value-type="float">
            <text:p>85</text:p>
          </table:table-cell>
          <table:table-cell table:style-name="ce3" office:value-type="float" office:value="-100" calcext:value-type="float">
            <text:p>-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/>
          <table:table-cell table:style-name="ce21"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style-name="ce4" office:value-type="float" office:value="-96" calcext:value-type="float">
            <text:p>-96</text:p>
          </table:table-cell>
          <table:table-cell table:style-name="ce3" office:value-type="float" office:value="-97" calcext:value-type="float">
            <text:p>-97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3" office:value-type="float" office:value="-98" calcext:value-type="float">
            <text:p>-9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3" office:value-type="float" office:value="-93" calcext:value-type="float">
            <text:p>-93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4" office:value-type="float" office:value="-94" calcext:value-type="float">
            <text:p>-94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table:style-name="ce3" office:value-type="float" office:value="-95" calcext:value-type="float">
            <text:p>-9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/>
          <table:table-cell office:value-type="float" office:value="-54" calcext:value-type="float">
            <text:p>-54</text:p>
          </table:table-cell>
          <table:table-cell table:style-name="ce21"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table:style-name="ce3" office:value-type="float" office:value="-100" calcext:value-type="float">
            <text:p>-100</text:p>
          </table:table-cell>
          <table:table-cell table:style-name="ce3" office:value-type="float" office:value="-74" calcext:value-type="float">
            <text:p>-74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table:style-name="ce4" office:value-type="float" office:value="-99" calcext:value-type="float">
            <text:p>-99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92" calcext:value-type="float">
            <text:p>92</text:p>
          </table:table-cell>
          <table:table-cell table:style-name="ce4" office:value-type="float" office:value="-99" calcext:value-type="float">
            <text:p>-99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3" office:value-type="float" office:value="-97" calcext:value-type="float">
            <text:p>-97</text:p>
          </table:table-cell>
          <table:table-cell table:style-name="ce3" office:value-type="float" office:value="-100" calcext:value-type="float">
            <text:p>-10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table:style-name="ce3" office:value-type="float" office:value="84" calcext:value-type="float">
            <text:p>84</text:p>
          </table:table-cell>
          <table:table-cell table:style-name="ce3" office:value-type="float" office:value="-97" calcext:value-type="float">
            <text:p>-97</text:p>
          </table:table-cell>
          <table:table-cell table:style-name="ce4" office:value-type="float" office:value="-99" calcext:value-type="float">
            <text:p>-99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table:style-name="ce21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style-name="ce4" office:value-type="float" office:value="-99" calcext:value-type="float">
            <text:p>-99</text:p>
          </table:table-cell>
          <table:table-cell office:value-type="float" office:value="27" calcext:value-type="float">
            <text:p>27</text:p>
          </table:table-cell>
          <table:table-cell table:style-name="ce10" office:value-type="float" office:value="-3" calcext:value-type="float">
            <text:p>-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-100" calcext:value-type="float">
            <text:p>-100</text:p>
          </table:table-cell>
          <table:table-cell table:style-name="ce10" office:value-type="float" office:value="-3" calcext:value-type="float">
            <text:p>-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-100" calcext:value-type="float">
            <text:p>-10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style-name="ce5" office:value-type="float" office:value="89" calcext:value-type="float">
            <text:p>89</text:p>
          </table:table-cell>
          <table:table-cell table:style-name="ce3" office:value-type="float" office:value="-93" calcext:value-type="float">
            <text:p>-9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style-name="ce5" office:value-type="float" office:value="88" calcext:value-type="float">
            <text:p>88</text:p>
          </table:table-cell>
          <table:table-cell table:style-name="ce3" office:value-type="float" office:value="-93" calcext:value-type="float">
            <text:p>-93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1048501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0"/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.00.0000</text:date>, <text:time style:data-style-name="N2" text:time-value="15:15:36.53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35:39.850000000</meta:creation-date>
    <dc:date>2018-11-04T15:24:55.329000000</dc:date>
    <meta:editing-duration>PT2H18M45S</meta:editing-duration>
    <meta:editing-cycles>22</meta:editing-cycles>
    <meta:generator>LibreOffice/6.0.4.2$Windows_X86_64 LibreOffice_project/9b0d9b32d5dcda91d2f1a96dc04c645c450872bf</meta:generator>
    <meta:document-statistic meta:table-count="5" meta:cell-count="4831" meta:object-count="0"/>
  </office:meta>
</office:document-meta>
</file>